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20ca3a"/>
    </style:style>
    <style:style style:name="P3" style:family="paragraph" style:parent-style-name="Standard">
      <style:text-properties fo:color="#eeffff" style:font-name="Droid Sans Mono" fo:font-size="10.5pt" fo:font-weight="normal" officeooo:paragraph-rsid="001f1e16" fo:background-color="transparent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90a4ae" style:font-name="Droid Sans Mono" fo:font-size="10.5pt" fo:font-style="italic" fo:font-weight="normal" fo:background-color="#ffffff"/>
    </style:style>
    <style:style style:name="P6" style:family="paragraph" style:parent-style-name="Standard">
      <style:text-properties fo:color="#90a4ae" style:font-name="Droid Sans Mono" fo:font-size="10.5pt" fo:font-style="italic" fo:font-weight="normal" officeooo:paragraph-rsid="001f1e16" fo:background-color="#ffffff"/>
    </style:style>
    <style:style style:name="P7" style:family="paragraph" style:parent-style-name="Standard">
      <style:paragraph-properties style:line-height-at-least="0.503cm"/>
      <style:text-properties fo:color="#90a4ae" style:font-name="Droid Sans Mono" fo:font-size="10.5pt" fo:font-weight="normal" fo:background-color="#ffffff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text-properties officeooo:rsid="001cf5e0" officeooo:paragraph-rsid="001cf5e0"/>
    </style:style>
    <style:style style:name="P10" style:family="paragraph" style:parent-style-name="Text_20_body">
      <style:text-properties officeooo:paragraph-rsid="001f1e16" fo:background-color="transparent"/>
    </style:style>
    <style:style style:name="P11" style:family="paragraph" style:parent-style-name="Text_20_body">
      <style:text-properties officeooo:rsid="0020ca3a" officeooo:paragraph-rsid="0020ca3a"/>
    </style:style>
    <style:style style:name="P12" style:family="paragraph" style:parent-style-name="Text_20_body" style:list-style-name="L1">
      <style:text-properties officeooo:paragraph-rsid="00206f1d"/>
    </style:style>
    <style:style style:name="P13" style:family="paragraph" style:parent-style-name="Text_20_body">
      <style:text-properties officeooo:rsid="00238a55" officeooo:paragraph-rsid="00238a55"/>
    </style:style>
    <style:style style:name="P14" style:family="paragraph" style:parent-style-name="Text_20_body">
      <style:paragraph-properties fo:text-align="start" style:justify-single-word="false"/>
      <style:text-properties fo:font-weight="normal" officeooo:paragraph-rsid="001f1e16"/>
    </style:style>
    <style:style style:name="P15" style:family="paragraph" style:parent-style-name="Text_20_body">
      <style:paragraph-properties fo:text-align="start" style:justify-single-word="false"/>
      <style:text-properties fo:font-weight="normal" officeooo:paragraph-rsid="002766da"/>
    </style:style>
    <style:style style:name="P16" style:family="paragraph" style:parent-style-name="Text_20_body">
      <style:paragraph-properties fo:text-align="start" style:justify-single-word="false"/>
      <style:text-properties fo:font-weight="normal" officeooo:paragraph-rsid="0028b69f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</style:style>
    <style:style style:name="P20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ff99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ff8000" style:text-line-through-style="none" style:text-line-through-type="none" style:font-name="Arial" fo:font-size="11pt" fo:font-style="normal" style:text-underline-style="none" fo:font-weight="bold" officeooo:rsid="002d9221" officeooo:paragraph-rsid="002f4dd2" style:text-blinking="false" fo:background-color="transparent"/>
    </style:style>
    <style:style style:name="P23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</style:style>
    <style:style style:name="P24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weight="normal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Title">
      <style:text-properties officeooo:rsid="001cf5e0" officeooo:paragraph-rsid="001cf5e0"/>
    </style:style>
    <style:style style:name="P27" style:family="paragraph" style:parent-style-name="Heading_20_2">
      <style:paragraph-properties fo:break-before="page"/>
      <style:text-properties officeooo:rsid="001f1e16" officeooo:paragraph-rsid="001f1e16"/>
    </style:style>
    <style:style style:name="P28" style:family="paragraph" style:parent-style-name="Heading_20_2">
      <style:text-properties officeooo:rsid="00206f1d" officeooo:paragraph-rsid="00206f1d"/>
    </style:style>
    <style:style style:name="P29" style:family="paragraph" style:parent-style-name="Heading_20_2">
      <style:paragraph-properties fo:text-align="start" style:justify-single-word="false"/>
      <style:text-properties officeooo:rsid="002766da" officeooo:paragraph-rsid="002766da"/>
    </style:style>
    <style:style style:name="P30" style:family="paragraph" style:parent-style-name="Heading_20_2">
      <style:paragraph-properties fo:text-align="start" style:justify-single-word="false"/>
      <style:text-properties officeooo:rsid="0028b69f" officeooo:paragraph-rsid="0028b69f"/>
    </style:style>
    <style:style style:name="P31" style:family="paragraph" style:parent-style-name="Subtitle">
      <style:text-properties officeooo:rsid="001cf5e0" officeooo:paragraph-rsid="001cf5e0"/>
    </style:style>
    <style:style style:name="P32" style:family="paragraph" style:parent-style-name="Heading_20_1">
      <style:text-properties officeooo:rsid="001f1e16" officeooo:paragraph-rsid="001f1e16"/>
    </style:style>
    <style:style style:name="P33" style:family="paragraph" style:parent-style-name="Heading_20_1">
      <style:text-properties officeooo:rsid="00206f1d" officeooo:paragraph-rsid="00206f1d"/>
    </style:style>
    <style:style style:name="P34" style:family="paragraph" style:parent-style-name="Heading_20_1">
      <style:paragraph-properties fo:break-before="page"/>
      <style:text-properties officeooo:rsid="001f1e16" officeooo:paragraph-rsid="001f1e16"/>
    </style:style>
    <style:style style:name="P35" style:family="paragraph" style:parent-style-name="Heading_20_1">
      <style:paragraph-properties fo:break-before="page"/>
      <style:text-properties officeooo:rsid="00206f1d" officeooo:paragraph-rsid="00206f1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 fo:break-before="page"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Referencias_20_y_20_Bibliografía" style:list-style-name="L1">
      <style:text-properties officeooo:paragraph-rsid="0021b115"/>
    </style:style>
    <style:style style:name="T1" style:family="text">
      <style:text-properties officeooo:rsid="001cf5e0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-asian="F"/>
    </style:style>
    <style:style style:name="T4" style:family="text">
      <style:text-properties officeooo:rsid="0021b115"/>
    </style:style>
    <style:style style:name="T5" style:family="text">
      <style:text-properties fo:font-style="italic"/>
    </style:style>
    <style:style style:name="T6" style:family="text">
      <style:text-properties fo:color="#89ddff"/>
    </style:style>
    <style:style style:name="T7" style:family="text">
      <style:text-properties fo:color="#89ddff" fo:font-style="italic"/>
    </style:style>
    <style:style style:name="T8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officeooo:rsid="0034a05a" style:text-blinking="false" fo:background-color="transparent" loext:char-shading-value="0"/>
    </style:style>
    <style:style style:name="T10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officeooo:rsid="0034fa7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d9221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24df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2f3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a05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fa74" style:text-blinking="false" fo:background-color="transparent" loext:char-shading-value="0"/>
    </style:style>
    <style:style style:name="T18" style:family="text"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ff99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ff99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color="#6182b8"/>
    </style:style>
    <style:style style:name="T22" style:family="text">
      <style:text-properties fo:color="#39adb5"/>
    </style:style>
    <style:style style:name="T23" style:family="text">
      <style:text-properties fo:color="#39adb5" fo:font-style="italic"/>
    </style:style>
    <style:style style:name="T24" style:family="text">
      <style:text-properties fo:color="#e53935"/>
    </style:style>
    <style:style style:name="T25" style:family="text">
      <style:text-properties fo:color="#e53935" fo:font-style="italic"/>
    </style:style>
    <style:style style:name="T26" style:family="text">
      <style:text-properties fo:color="#f76d47"/>
    </style:style>
    <style:style style:name="T27" style:family="text">
      <style:text-properties fo:color="#7c4dff"/>
    </style:style>
    <style:style style:name="T28" style:family="text">
      <style:text-properties officeooo:rsid="002b18f6"/>
    </style:style>
    <style:style style:name="T29" style:family="text">
      <style:text-properties officeooo:rsid="002d9221"/>
    </style:style>
    <style:style style:name="T30" style:family="text">
      <style:text-properties fo:color="#6aa84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Memoria Práctica 2</text:p>
      <text:p text:style-name="P31">Programación Declarativa Lógica y Restriccion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bookmark-start text:name="__RefHeading___Toc4295_2447468517"/><text:span text:style-name="T2">FECHA</text:span><text:span text:style-name="T1">: </text:span><text:span text:style-name="T1"><text:date style:data-style-name="N37" text:date-value="2019-06-10T19:47:03.703484167" text:fixed="true">10/06/19</text:date></text:span><text:bookmark-end text:name="__RefHeading___Toc4295_2447468517"/></text:p>
      <text:p text:style-name="Standard"/>
      <text:p text:style-name="Standard"/>
      <text:p text:style-name="P1"><text:bookmark-start text:name="__RefHeading___Toc4297_2447468517"/>AUTORES<text:bookmark-end text:name="__RefHeading___Toc4297_2447468517"/></text:p>
      <text:p text:style-name="P9">Alejandro Benavente Álvarez<text:tab/>y160319<text:tab/><text:a xlink:type="simple" xlink:href="mailto:alejandro.benavente.alvarez@alumnos.upm.es" text:style-name="Internet_20_link" text:visited-style-name="Visited_20_Internet_20_Link">alejandro.benavente.alvarez@alumnos.upm.es</text:a> </text:p>
      <text:p text:style-name="P9">David Cristóbal Pascual<text:tab/><text:tab/>y160336<text:tab/><text:a xlink:type="simple" xlink:href="mailto:d.cristobal@alumnos.upm.es" text:style-name="Internet_20_link" text:visited-style-name="Visited_20_Internet_20_Link">d.cristobal@alumnos.upm.es</text:a></text:p>
      <text:p text:style-name="P9">Alberto Doncel Aparicio<text:tab/><text:tab/>y160364<text:tab/><text:a xlink:type="simple" xlink:href="mailto:a.daparicio@alumnos.upm.es" text:style-name="Internet_20_link" text:visited-style-name="Visited_20_Internet_20_Link">a.daparicio@alumnos.upm.es</text:a> 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4822_2447468517" text:style-name="Index_20_Link" text:visited-style-name="Index_20_Link">CÓDIGO<text:tab/>3</text:a></text:p>
          <text:p text:style-name="P38"><text:a xlink:type="simple" xlink:href="#__RefHeading___Toc4918_2447468517" text:style-name="Index_20_Link" text:visited-style-name="Index_20_Link">Justificaciones<text:tab/>5</text:a></text:p>
          <text:p text:style-name="P36"><text:a xlink:type="simple" xlink:href="#__RefHeading___Toc4920_2447468517" text:style-name="Index_20_Link" text:visited-style-name="Index_20_Link">CONSULTAS<text:tab/>5</text:a></text:p>
          <text:p text:style-name="P38"><text:a xlink:type="simple" xlink:href="#__RefHeading___Toc4922_2447468517" text:style-name="Index_20_Link" text:visited-style-name="Index_20_Link">menor/2<text:tab/>5</text:a></text:p>
          <text:p text:style-name="P38"><text:a xlink:type="simple" xlink:href="#__RefHeading___Toc4924_2447468517" text:style-name="Index_20_Link" text:visited-style-name="Index_20_Link">menor_o_igual/2<text:tab/>5</text:a></text:p>
          <text:p text:style-name="P38"><text:a xlink:type="simple" xlink:href="#__RefHeading___Toc4926_2447468517" text:style-name="Index_20_Link" text:visited-style-name="Index_20_Link">lista_hojas/2<text:tab/>6</text:a></text:p>
          <text:p text:style-name="P36"><text:a xlink:type="simple" xlink:href="#__RefHeading___Toc4928_2447468517" text:style-name="Index_20_Link" text:visited-style-name="Index_20_Link">COMENTARIOS ADICIONALES<text:tab/>6</text:a></text:p>
          <text:p text:style-name="P38"><text:a xlink:type="simple" xlink:href="#__RefHeading___Toc4930_2447468517" text:style-name="Index_20_Link" text:visited-style-name="Index_20_Link">Dificultades<text:tab/>6</text:a></text:p>
          <text:p text:style-name="P38"><text:a xlink:type="simple" xlink:href="#__RefHeading___Toc4932_2447468517" text:style-name="Index_20_Link" text:visited-style-name="Index_20_Link">Material empleado<text:tab/>7</text:a></text:p>
          <text:p text:style-name="P36"><text:a xlink:type="simple" xlink:href="#__RefHeading___Toc4934_2447468517" text:style-name="Index_20_Link" text:visited-style-name="Index_20_Link">BIBLIOGRAFÍA<text:tab/>8</text:a></text:p>
        </text:index-body>
      </text:table-of-content>
      <text:h text:style-name="P34" text:outline-level="1"><text:bookmark-start text:name="__RefHeading___Toc4822_2447468517"/>CÓDIGO<text:bookmark-end text:name="__RefHeading___Toc4822_2447468517"/></text:h>
      <text:p text:style-name="P6"><text:span text:style-name="T6">%Nuestros datos</text:span></text:p>
      <text:p text:style-name="P7"><text:span text:style-name="T21">alumno_prode</text:span><text:span text:style-name="T22">(</text:span><text:span text:style-name="T24">Benavente</text:span>,<text:span text:style-name="T24">Alvarez</text:span>,<text:span text:style-name="T24">Alejandro</text:span>,<text:span text:style-name="T26">160319</text:span><text:span text:style-name="T22">)</text:span><text:span text:style-name="T23">.</text:span></text:p>
      <text:p text:style-name="P7"><text:span text:style-name="T21">alumno_prode</text:span><text:span text:style-name="T22">(</text:span><text:span text:style-name="T24">Cristobal</text:span>,<text:span text:style-name="T24">Pascual</text:span>,<text:span text:style-name="T24">David</text:span>,<text:span text:style-name="T26">160336</text:span><text:span text:style-name="T22">)</text:span><text:span text:style-name="T23">.</text:span></text:p>
      <text:p text:style-name="P7"><text:span text:style-name="T21">alumno_prode</text:span><text:span text:style-name="T22">(</text:span><text:span text:style-name="T24">Doncel</text:span>,<text:span text:style-name="T24">Aparicio</text:span>,<text:span text:style-name="T24">Alberto</text:span>,<text:span text:style-name="T26">160364</text:span><text:span text:style-name="T22">)</text:span><text:span text:style-name="T23">.</text:span> <text:span text:style-name="T5">%PORTAVOZ</text:span></text:p>
      <text:p text:style-name="P5">%----------------------------------</text:p>
      <text:p text:style-name="P4"/>
      <text:p text:style-name="P5">%1</text:p>
      <text:p text:style-name="P4"/>
      <text:p text:style-name="P5">% menor/4(num1, num2, Comp, Solucion) devuelve en M el menor entre A y B siguiendo Comp / true si M es el menor de A y B</text:p>
      <text:p text:style-name="P7"><text:span text:style-name="T21">menor</text:span><text:span text:style-name="T22">(</text:span><text:span text:style-name="T24">A</text:span>,<text:span text:style-name="T24">B</text:span>,<text:span text:style-name="T24">Comp</text:span>,<text:span text:style-name="T24">M</text:span><text:span text:style-name="T22">)</text:span><text:span text:style-name="T23">:-</text:span></text:p>
      <text:p text:style-name="P7"><text:span text:style-name="T21">number</text:span>(<text:span text:style-name="T24">A</text:span>), <text:span text:style-name="T5">% Comprueba si A es un numero</text:span></text:p>
      <text:p text:style-name="P7"><text:span text:style-name="T21">number</text:span>(<text:span text:style-name="T24">B</text:span>), <text:span text:style-name="T5">% Comprueba si B es un numero</text:span></text:p>
      <text:p text:style-name="P7"><text:span text:style-name="T24">X</text:span><text:span text:style-name="T27">=..</text:span>[<text:span text:style-name="T24">Comp</text:span>,<text:span text:style-name="T24">A</text:span>,<text:span text:style-name="T24">B</text:span>], <text:span text:style-name="T5">% Crea una función con Comp entre A y B</text:span></text:p>
      <text:p text:style-name="P7">call(<text:span text:style-name="T24">X</text:span>), <text:span text:style-name="T5">% X es Goal</text:span></text:p>
      <text:p text:style-name="P7"><text:span text:style-name="T24">M</text:span><text:span text:style-name="T27"> is </text:span><text:span text:style-name="T24">A</text:span><text:span text:style-name="T23">.</text:span> <text:span text:style-name="T5">% Guarda A en M si A es el menor</text:span></text:p>
      <text:p text:style-name="P4"/>
      <text:p text:style-name="P5">% menor/4 devuelve en M el menor entre A y B siguiendo Comp / true si M es el menor de A y B</text:p>
      <text:p text:style-name="P7"><text:span text:style-name="T21">menor</text:span><text:span text:style-name="T22">(</text:span><text:span text:style-name="T24">A</text:span>,<text:span text:style-name="T24">B</text:span>,<text:span text:style-name="T24">Comp</text:span>,<text:span text:style-name="T24">M</text:span><text:span text:style-name="T22">)</text:span><text:span text:style-name="T23">:-</text:span></text:p>
      <text:p text:style-name="P7"><text:span text:style-name="T21">number</text:span>(<text:span text:style-name="T24">A</text:span>),</text:p>
      <text:p text:style-name="P7"><text:span text:style-name="T21">number</text:span>(<text:span text:style-name="T24">B</text:span>),</text:p>
      <text:p text:style-name="P7"><text:span text:style-name="T24">X</text:span><text:span text:style-name="T27">=..</text:span>[<text:span text:style-name="T24">Comp</text:span>,<text:span text:style-name="T24">B</text:span>,<text:span text:style-name="T24">A</text:span>],</text:p>
      <text:p text:style-name="P7">call(<text:span text:style-name="T24">X</text:span>),</text:p>
      <text:p text:style-name="P7"><text:span text:style-name="T24">M</text:span><text:span text:style-name="T27"> is </text:span><text:span text:style-name="T24">B</text:span><text:span text:style-name="T23">.</text:span> <text:span text:style-name="T5">% Guarda B en M si B es el menor</text:span></text:p>
      <text:p text:style-name="P4"/>
      <text:p text:style-name="P5">%2.</text:p>
      <text:p text:style-name="P4"/>
      <text:p text:style-name="P5">% comp_rec/2(Lista1, Lista2)</text:p>
      <text:p text:style-name="P5">% true si cada elemento de la Lista1 es &lt;= que el mismo elemento de la Lista2</text:p>
      <text:p text:style-name="P7"><text:span text:style-name="T21">comp_rec</text:span><text:span text:style-name="T22">(</text:span>[],[]<text:span text:style-name="T22">)</text:span><text:span text:style-name="T23">.</text:span></text:p>
      <text:p text:style-name="P7"><text:span text:style-name="T21">comp_rec</text:span><text:span text:style-name="T22">(</text:span>[<text:span text:style-name="T24">X</text:span>|<text:span text:style-name="T24">Xs</text:span>],[<text:span text:style-name="T24">Y</text:span>|<text:span text:style-name="T24">Ys</text:span>]<text:span text:style-name="T22">)</text:span><text:span text:style-name="T23">:-</text:span></text:p>
      <text:p text:style-name="P7">menor_o_igual(<text:span text:style-name="T24">X</text:span>,<text:span text:style-name="T24">Y</text:span>),</text:p>
      <text:p text:style-name="P7">comp_rec(<text:span text:style-name="T24">Xs</text:span>,<text:span text:style-name="T24">Ys</text:span>)<text:span text:style-name="T23">.</text:span></text:p>
      <text:p text:style-name="P4"/>
      <text:p text:style-name="P5">% menor_o_igual(Elemento1, Elemento2)</text:p>
      <text:p text:style-name="P5">% true si Elemento1 &lt;= Elemento2 asi:</text:p>
      <text:p text:style-name="P5">% variable libre es igual a otro termino</text:p>
      <text:p text:style-name="P5">% un termino es menor que otro (ninguno variable libre)</text:p>
      <text:p text:style-name="P5">% si su nombre es @&lt; que el otro</text:p>
      <text:p text:style-name="P5">% nombres identicos y aridad menor</text:p>
      <text:p text:style-name="P5">% si nombre y aridad iguales se comparan de izquierda a derecha los terminos</text:p>
      <text:p text:style-name="P7"><text:span text:style-name="T21">menor_o_igual</text:span><text:span text:style-name="T22">(</text:span><text:span text:style-name="T24">A</text:span>,<text:span text:style-name="T25">_</text:span><text:span text:style-name="T22">)</text:span><text:span text:style-name="T23">:-</text:span></text:p>
      <text:p text:style-name="P7"><text:span text:style-name="T21">var</text:span>(<text:span text:style-name="T24">A</text:span>)<text:span text:style-name="T23">.</text:span> <text:span text:style-name="T5">% comprueba que E1 es una variable libre</text:span></text:p>
      <text:p text:style-name="P4"/>
      <text:p text:style-name="P7"><text:span text:style-name="T21">menor_o_igual</text:span><text:span text:style-name="T22">(</text:span><text:span text:style-name="T25">_</text:span>,<text:span text:style-name="T24">A</text:span><text:span text:style-name="T22">)</text:span><text:span text:style-name="T23">:-</text:span></text:p>
      <text:p text:style-name="P7"><text:soft-page-break/><text:span text:style-name="T21">var</text:span>(<text:span text:style-name="T24">A</text:span>)<text:span text:style-name="T23">.</text:span> <text:span text:style-name="T5">% comprueba que E2 es una variable libre</text:span></text:p>
      <text:p text:style-name="P4"/>
      <text:p text:style-name="P7"><text:span text:style-name="T21">menor_o_igual</text:span><text:span text:style-name="T22">(</text:span><text:span text:style-name="T24">A</text:span>,<text:span text:style-name="T24">B</text:span><text:span text:style-name="T22">)</text:span><text:span text:style-name="T23">:-</text:span></text:p>
      <text:p text:style-name="P7"><text:span text:style-name="T21">functor</text:span>(<text:span text:style-name="T24">A</text:span>,<text:span text:style-name="T24">AF</text:span>,<text:span text:style-name="T25">_</text:span>),</text:p>
      <text:p text:style-name="P7"><text:span text:style-name="T21">functor</text:span>(<text:span text:style-name="T24">B</text:span>,<text:span text:style-name="T24">BF</text:span>,<text:span text:style-name="T25">_</text:span>),</text:p>
      <text:p text:style-name="P7"><text:span text:style-name="T24">AF</text:span> <text:span text:style-name="T27">@&lt;</text:span> <text:span text:style-name="T24">BF</text:span><text:span text:style-name="T23">.</text:span> <text:span text:style-name="T5">% comprueba si un el nombre de E1 es @&lt; que el de E2</text:span></text:p>
      <text:p text:style-name="P4"/>
      <text:p text:style-name="P7"><text:span text:style-name="T21">menor_o_igual</text:span><text:span text:style-name="T22">(</text:span><text:span text:style-name="T24">A</text:span>,<text:span text:style-name="T24">B</text:span><text:span text:style-name="T22">)</text:span><text:span text:style-name="T23">:-</text:span></text:p>
      <text:p text:style-name="P7"><text:span text:style-name="T21">functor</text:span>(<text:span text:style-name="T24">A</text:span>,<text:span text:style-name="T25">_</text:span>,<text:span text:style-name="T24">AA</text:span>),</text:p>
      <text:p text:style-name="P7"><text:span text:style-name="T21">functor</text:span>(<text:span text:style-name="T24">B</text:span>,<text:span text:style-name="T25">_</text:span>,<text:span text:style-name="T24">BA</text:span>),</text:p>
      <text:p text:style-name="P7"><text:span text:style-name="T24">AA</text:span> <text:span text:style-name="T27">&lt;</text:span> <text:span text:style-name="T24">BA</text:span><text:span text:style-name="T23">.</text:span> <text:span text:style-name="T5">% comprueba si la aridad de E1 es menor que la de E2</text:span></text:p>
      <text:p text:style-name="P4"/>
      <text:p text:style-name="P7"><text:span text:style-name="T21">menor_o_igual</text:span><text:span text:style-name="T22">(</text:span><text:span text:style-name="T24">A</text:span>,<text:span text:style-name="T24">B</text:span><text:span text:style-name="T22">)</text:span><text:span text:style-name="T23">:-</text:span></text:p>
      <text:p text:style-name="P7"><text:span text:style-name="T21">functor</text:span>(<text:span text:style-name="T24">A</text:span>,<text:span text:style-name="T24">AF</text:span>,<text:span text:style-name="T24">AA</text:span>),</text:p>
      <text:p text:style-name="P7"><text:span text:style-name="T21">functor</text:span>(<text:span text:style-name="T24">B</text:span>,<text:span text:style-name="T24">BF</text:span>,<text:span text:style-name="T24">BA</text:span>),</text:p>
      <text:p text:style-name="P7"><text:span text:style-name="T24">AF</text:span> <text:span text:style-name="T27">==</text:span> <text:span text:style-name="T24">BF</text:span>, <text:span text:style-name="T5">% comprueba que los nombres de E1 y E2 sean iguales</text:span></text:p>
      <text:p text:style-name="P7"><text:span text:style-name="T24">AA</text:span> <text:span text:style-name="T27">==</text:span> <text:span text:style-name="T24">BA</text:span>, <text:span text:style-name="T5">% comprueba que las aridades de E1 y E2 sean iguales</text:span></text:p>
      <text:p text:style-name="P7"><text:span text:style-name="T24">A</text:span><text:span text:style-name="T27">=..</text:span>[<text:span text:style-name="T25">_</text:span>|<text:span text:style-name="T24">X</text:span>], <text:span text:style-name="T5">% se quita la funcion para obtener el resto de elementos de E1</text:span></text:p>
      <text:p text:style-name="P7"><text:span text:style-name="T24">B</text:span><text:span text:style-name="T27">=..</text:span>[<text:span text:style-name="T25">_</text:span>|<text:span text:style-name="T24">Y</text:span>], <text:span text:style-name="T5">% se quita la funcion para obtener el resto de elementos de E2</text:span></text:p>
      <text:p text:style-name="P7">comp_rec(<text:span text:style-name="T24">X</text:span>,<text:span text:style-name="T24">Y</text:span>)<text:span text:style-name="T23">.</text:span> <text:span text:style-name="T5">% compara los elementos con comp_rec/2.</text:span></text:p>
      <text:p text:style-name="P4"/>
      <text:p text:style-name="P5">%3</text:p>
      <text:p text:style-name="P7"><text:span text:style-name="T21">ordenar</text:span><text:span text:style-name="T22">(</text:span><text:span text:style-name="T24">Lista</text:span>,<text:span text:style-name="T24">Comp</text:span>,<text:span text:style-name="T24">Orden</text:span><text:span text:style-name="T22">)</text:span><text:span text:style-name="T23">.</text:span></text:p>
      <text:p text:style-name="P4"/>
      <text:p text:style-name="P5">% lista_hojas/2(Lista, Hojas)</text:p>
      <text:p text:style-name="P5">% true si hojas es la lista Lista transformada en una lista de hojas</text:p>
      <text:p text:style-name="P5">% devuelve en Hojas -&gt; Lista transformada en hojas</text:p>
      <text:p text:style-name="P7"><text:span text:style-name="T21">lista_hojas</text:span><text:span text:style-name="T22">(</text:span>[],[]<text:span text:style-name="T22">)</text:span><text:span text:style-name="T23">.</text:span> <text:span text:style-name="T5">%una lista vacia devuelve una lista vacia</text:span></text:p>
      <text:p text:style-name="P7"><text:span text:style-name="T21">lista_hojas</text:span><text:span text:style-name="T22">(</text:span>[<text:span text:style-name="T24">A</text:span>],<text:span text:style-name="T24">Hojas</text:span><text:span text:style-name="T22">)</text:span><text:span text:style-name="T23">:-</text:span> </text:p>
      <text:p text:style-name="P7"><text:span text:style-name="T24">Hojas</text:span><text:span text:style-name="T27">=</text:span>[tree(<text:span text:style-name="T24">A</text:span>,void,void)]<text:span text:style-name="T23">.</text:span> <text:span text:style-name="T5">%caso donde hay en la lista solo hay un elemento y lo anyade en forma de hoja a nuestra lista de hojas</text:span></text:p>
      <text:p text:style-name="P7"><text:span text:style-name="T21">lista_hojas</text:span><text:span text:style-name="T22">(</text:span><text:span text:style-name="T24">Lista</text:span>,<text:span text:style-name="T24">Hojas</text:span><text:span text:style-name="T22">)</text:span><text:span text:style-name="T23">:-</text:span></text:p>
      <text:p text:style-name="P7"><text:span text:style-name="T24">Lista</text:span><text:span text:style-name="T27">=</text:span>[<text:span text:style-name="T24">X</text:span>|<text:span text:style-name="T24">Lista2</text:span>], <text:span text:style-name="T5">%separamos la cabeza de la lista del resto de la lista</text:span></text:p>
      <text:p text:style-name="P7"><text:span text:style-name="T24">Hojas</text:span><text:span text:style-name="T27">=</text:span>[tree(<text:span text:style-name="T24">X</text:span>,void,void)|<text:span text:style-name="T24">Hojas2</text:span>], <text:span text:style-name="T5">%anadimos una hoja con la cabeza extraida de la lista anterior en nuestra lista de hojas</text:span></text:p>
      <text:p text:style-name="P7">lista_hojas(<text:span text:style-name="T24">Lista2</text:span>,<text:span text:style-name="T24">Hojas2</text:span>)<text:span text:style-name="T23">.</text:span> <text:span text:style-name="T5">%buscamos las demas hojas para anadir</text:span></text:p>
      <text:p text:style-name="P7"><text:span text:style-name="T21">hojas_arbol</text:span><text:span text:style-name="T22">(</text:span><text:span text:style-name="T24">Hojas</text:span>, <text:span text:style-name="T24">Comp</text:span>, <text:span text:style-name="T24">Arbol</text:span><text:span text:style-name="T22">)</text:span><text:span text:style-name="T23">.</text:span></text:p>
      <text:p text:style-name="P4"/>
      <text:p text:style-name="P5">%ordenacion([A],Comp,Orden).</text:p>
      <text:p text:style-name="P4"/>
      <text:p text:style-name="P7"><text:span text:style-name="T21">ordenacion</text:span><text:span text:style-name="T22">(</text:span><text:span text:style-name="T24">Arbol</text:span>,<text:span text:style-name="T24">Comp</text:span>,<text:span text:style-name="T24">Orden</text:span><text:span text:style-name="T22">)</text:span><text:span text:style-name="T23">.</text:span></text:p>
      <text:p text:style-name="P3"><text:span text:style-name="T7"/></text:p>
      <text:p text:style-name="P10"/>
      <text:h text:style-name="P27" text:outline-level="2"><text:bookmark-start text:name="__RefHeading___Toc4918_2447468517"/>Justificaciones<text:bookmark-end text:name="__RefHeading___Toc4918_2447468517"/></text:h>
      <text:p text:style-name="P11">Para la realización de la práctica como ayuda buscamos información contenida en la bibliografía (2) que nos ayudó a comprender mejor los operadores para las comparaciones.</text:p>
      <text:h text:style-name="P32" text:outline-level="1"><text:bookmark-start text:name="__RefHeading___Toc4920_2447468517"/>CONSULTAS<text:bookmark-end text:name="__RefHeading___Toc4920_2447468517"/></text:h>
      <text:h text:style-name="P29" text:outline-level="2"><text:bookmark-start text:name="__RefHeading___Toc4922_2447468517"/><text:span text:style-name="T28">m</text:span>enor/2<text:bookmark-end text:name="__RefHeading___Toc4922_2447468517"/></text:h>
      <text:p text:style-name="P14"><text:bookmark text:name="docs-internal-guid-19af53de-7fff-34ea-4168-07001326f39d"/><text:span text:style-name="T8">?- </text:span><text:span text:style-name="T12">menor(1,</text:span><text:span text:style-name="T13">5</text:span><text:span text:style-name="T12">,=&lt;,M).</text:span></text:p>
      <text:p text:style-name="P18"><text:span text:style-name="T29">M</text:span> = 1 ? ;</text:p>
      <text:p text:style-name="P22">no</text:p>
      <text:p text:style-name="P17"><text:span text:style-name="T8">?- </text:span><text:span text:style-name="T12">menor(</text:span><text:span text:style-name="T13">6</text:span><text:span text:style-name="T12">,1,=&lt;,M).</text:span></text:p>
      <text:p text:style-name="P18"><text:span text:style-name="T29">M</text:span> = 1 ? ;</text:p>
      <text:p text:style-name="P22">no</text:p>
      <text:p text:style-name="P17"><text:span text:style-name="T8">?- </text:span><text:span text:style-name="T12">menor(</text:span><text:span text:style-name="T14">2</text:span><text:span text:style-name="T12">,</text:span><text:span text:style-name="T14">2</text:span><text:span text:style-name="T12">,=&lt;,</text:span><text:span text:style-name="T14">3</text:span><text:span text:style-name="T12">).</text:span></text:p>
      <text:p text:style-name="P20">no</text:p>
      <text:p text:style-name="P17"><text:span text:style-name="T8">?- </text:span><text:span text:style-name="T12">menor(</text:span><text:span text:style-name="T14">50</text:span><text:span text:style-name="T12">,</text:span><text:span text:style-name="T14">2</text:span><text:span text:style-name="T12">,=&lt;,</text:span><text:span text:style-name="T14">2</text:span><text:span text:style-name="T12">).</text:span></text:p>
      <text:p text:style-name="P23"><text:span text:style-name="T18">Yes</text:span></text:p>
      <text:h text:style-name="P29" text:outline-level="2"><text:bookmark-start text:name="__RefHeading___Toc4924_2447468517"/>menor_o_igual/2<text:bookmark-end text:name="__RefHeading___Toc4924_2447468517"/></text:h>
      <text:p text:style-name="P15"><text:bookmark text:name="docs-internal-guid-e954f38f-7fff-2a6d-aa50-2f84f36c79fa"/><text:span text:style-name="T8">?- </text:span><text:span text:style-name="T12">menor_o_igual(A,_).</text:span></text:p>
      <text:p text:style-name="P21">yes</text:p>
      <text:p text:style-name="P17"><text:span text:style-name="T8">?- </text:span><text:span text:style-name="T12">menor_o_igual(_,A).</text:span></text:p>
      <text:p text:style-name="P21">yes</text:p>
      <text:p text:style-name="P17"><text:span text:style-name="T8">?- </text:span><text:span text:style-name="T12">menor_o_igual(</text:span><text:span text:style-name="T14">q</text:span><text:span text:style-name="T12">,</text:span><text:span text:style-name="T14">q</text:span><text:span text:style-name="T12">).</text:span></text:p>
      <text:p text:style-name="P21">yes</text:p>
      <text:p text:style-name="P17"><text:span text:style-name="T8">?- </text:span><text:span text:style-name="T12">menor_o_igual(p(x),</text:span><text:span text:style-name="T14">q</text:span><text:span text:style-name="T12">).</text:span></text:p>
      <text:p text:style-name="P21">yes</text:p>
      <text:p text:style-name="P17"><text:span text:style-name="T8">?- </text:span><text:span text:style-name="T12">menor_o_igual(</text:span><text:span text:style-name="T14">p</text:span><text:span text:style-name="T12">(x),p).</text:span></text:p>
      <text:p text:style-name="P20">no</text:p>
      <text:p text:style-name="P24"><text:span text:style-name="T8">?- </text:span><text:span text:style-name="T12">menor_o_igual(p(_,_,_),p(X)).</text:span></text:p>
      <text:p text:style-name="P20">no</text:p>
      <text:p text:style-name="P17"><text:span text:style-name="T8">?- </text:span><text:span text:style-name="T12">menor_o_igual(p(a,b,c),q).</text:span></text:p>
      <text:p text:style-name="P21"><text:soft-page-break/>yes</text:p>
      <text:p text:style-name="P17"><text:span text:style-name="T8">?- </text:span><text:span text:style-name="T12">menor_o_igual(p(</text:span><text:span text:style-name="T15">y</text:span><text:span text:style-name="T12">),p(</text:span><text:span text:style-name="T15">y</text:span><text:span text:style-name="T12">)).</text:span></text:p>
      <text:p text:style-name="P21">yes</text:p>
      <text:p text:style-name="P17"><text:span text:style-name="T8">?- </text:span><text:span text:style-name="T12">menor_o_igual(p(p(x)),p(q)).</text:span></text:p>
      <text:p text:style-name="P21">yes</text:p>
      <text:p text:style-name="P17"><text:span text:style-name="T8">?- </text:span><text:span text:style-name="T12">menor_o_igual(p(</text:span><text:span text:style-name="T15">p</text:span><text:span text:style-name="T12">(x),f(A),p(</text:span><text:span text:style-name="T15">q</text:span><text:span text:style-name="T12">),p(q,X,</text:span><text:span text:style-name="T15">Y</text:span><text:span text:style-name="T12">,Z)),p(A,B,C,D)).</text:span></text:p>
      <text:p text:style-name="P21">Yes</text:p>
      <text:p text:style-name="P24"><text:span text:style-name="T8">?- </text:span><text:span text:style-name="T12">menor_o_igual(</text:span><text:span text:style-name="T15">p</text:span><text:span text:style-name="T12">(1,1,</text:span><text:span text:style-name="T15">q</text:span><text:span text:style-name="T12">(</text:span><text:span text:style-name="T16">po</text:span><text:span text:style-name="T12">(1))),</text:span><text:span text:style-name="T16">p</text:span><text:span text:style-name="T12">(1,1,</text:span><text:span text:style-name="T16">q</text:span><text:span text:style-name="T12">(pa(2)))).</text:span></text:p>
      <text:p text:style-name="P20">no</text:p>
      <text:h text:style-name="P30" text:outline-level="2"><text:bookmark-start text:name="__RefHeading___Toc4926_2447468517"/>lista_hojas/2<text:bookmark-end text:name="__RefHeading___Toc4926_2447468517"/></text:h>
      <text:p text:style-name="P16"><text:bookmark text:name="docs-internal-guid-d3e50b18-7fff-e31f-22bc-3dc456be9c07"/><text:span text:style-name="T8">?- </text:span><text:span text:style-name="T12">lista_hojas([],[]).</text:span></text:p>
      <text:p text:style-name="P21">yes</text:p>
      <text:p text:style-name="P17"><text:span text:style-name="T8">?- </text:span><text:span text:style-name="T12">lista_hojas([],X).</text:span></text:p>
      <text:p text:style-name="P17"><text:span text:style-name="T8">X = [] ? </text:span><text:span text:style-name="T12">;</text:span></text:p>
      <text:p text:style-name="P20">no</text:p>
      <text:p text:style-name="P17"><text:span text:style-name="T8">?- </text:span><text:span text:style-name="T12">lista_hojas([A],X).</text:span></text:p>
      <text:p text:style-name="P17"><text:span text:style-name="T8">X = [tree(A,void,void)] ? </text:span><text:span text:style-name="T12">;</text:span></text:p>
      <text:p text:style-name="P20">no</text:p>
      <text:p text:style-name="P17"><text:span text:style-name="T8">?- </text:span><text:span text:style-name="T12">lista_hojas([1,2,3,4,</text:span><text:span text:style-name="T17">5</text:span><text:span text:style-name="T12">],</text:span><text:span text:style-name="T16">X</text:span><text:span text:style-name="T12">).</text:span></text:p>
      <text:p text:style-name="P17"><text:span text:style-name="T9">X</text:span><text:span text:style-name="T8"> = [tree(1,void,void),tree(2,void,void),tree(3,void,void),tree(4,void,void),</text:span><text:span text:style-name="T10">tree(5,void,void)</text:span><text:span text:style-name="T8">] ? </text:span><text:span text:style-name="T12">;</text:span></text:p>
      <text:p text:style-name="P20">no</text:p>
      <text:p text:style-name="P17"><text:span text:style-name="T8">?-</text:span><text:span text:style-name="T19"> </text:span><text:span text:style-name="T12">lista_hojas([A, p(q), </text:span><text:span text:style-name="T17">p</text:span><text:span text:style-name="T12">, p(a,b,c), p(a,b,c,</text:span><text:span text:style-name="T17">d,e</text:span><text:span text:style-name="T12">)],X).</text:span></text:p>
      <text:p text:style-name="P17"><text:span text:style-name="T8">X = [tree(A,void,void),tree(p(q),void,void),tree(</text:span><text:span text:style-name="T10">p</text:span><text:span text:style-name="T8">,void,void),tree(p(a,b,c),void,void),tree(p(a,b,c,</text:span><text:span text:style-name="T10">d,e</text:span><text:span text:style-name="T8">),void,void)] ? </text:span><text:span text:style-name="T11">;</text:span></text:p>
      <text:p text:style-name="P19"><text:span text:style-name="T20">no</text:span></text:p>
      <text:h text:style-name="P33" text:outline-level="1"><text:bookmark-start text:name="__RefHeading___Toc4928_2447468517"/>COMENTARIOS ADICIONALES<text:bookmark-end text:name="__RefHeading___Toc4928_2447468517"/></text:h>
      <text:h text:style-name="P28" text:outline-level="2"><text:bookmark-start text:name="__RefHeading___Toc4930_2447468517"/>Dificultades<text:bookmark-end text:name="__RefHeading___Toc4930_2447468517"/></text:h>
      <text:p text:style-name="P13">Las principales dificultades que hemos tenido a la hora de realizar este trabajo ha sido trabajar con árboles dado que no nos ha terminado de quedar claro su funcionamiento y cómo trabajar con ellos.</text:p>
      <text:p text:style-name="Standard"><text:soft-page-break/>Esto nos ha impedido terminar la práctica y nos obliga a entregarla sin terminar.</text:p>
      <text:h text:style-name="P28" text:outline-level="2"><text:bookmark-start text:name="__RefHeading___Toc4932_2447468517"/>Material empleado<text:bookmark-end text:name="__RefHeading___Toc4932_2447468517"/></text:h>
      <text:p text:style-name="P2">Para la realización de esta práctica nos hemos valido de dos editores de texto Emacs y Visual Studio Code en los que hemos escrito y <text:span text:style-name="T4">probado</text:span> el código empleando siempre Ciao para ejecutarlo.</text:p>
      <text:p text:style-name="P2">El control de versiones lo hemos llevado a cabo con un repositorio privado de GitHub. Nos ha ayudado a trabajar con orden y a poder volver hacia atrás cuando hemos tenido cualquier clase de problema.</text:p>
      <text:p text:style-name="P2">Finalmente, este documento, está realizado con <text:span text:style-name="T4">LibreOffice Writer</text:span>.</text:p>
      <text:p text:style-name="P2">A parte, además de los apuntes oficiales, nos hemos ayudado de diversas fuentes expuestas en la sección BIBLIOGRAFÍA.</text:p>
      <text:h text:style-name="P35" text:outline-level="1"><text:bookmark-start text:name="__RefHeading___Toc4934_2447468517"/>BIBLIOGRAFÍA<text:bookmark-end text:name="__RefHeading___Toc4934_2447468517"/></text:h>
      <text:list xml:id="list4087249927" text:style-name="L1">
        <text:list-item>
          <text:p text:style-name="P12">Programación declarativa, <text:a xlink:type="simple" xlink:href="http://cliplab.org/prode/" text:style-name="Internet_20_link" text:visited-style-name="Visited_20_Internet_20_Link">http://cliplab.org/prode/</text:a>, [Comentario: página web oficial donde hemos consultado los apuntes oficiales.].</text:p>
        </text:list-item>
        <text:list-item>
          <text:p text:style-name="P39"><text:span text:style-name="T4">Comparison operators,</text:span> <text:a xlink:type="simple" xlink:href="https://www.cse.unsw.edu.au/~billw/dictionaries/prolog/comparison.html" text:style-name="Internet_20_link" text:visited-style-name="Visited_20_Internet_20_Link"><text:span text:style-name="Internet_20_link"><text:span text:style-name="T3">https://www.cse.unsw.edu.au/~billw/dictionaries/prolog/comparison.html</text:span></text:span></text:a>, [Comentario: página web <text:span text:style-name="T4">donde nos hemos informado de los distintos operadores.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cf5e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eferencias_20_y_20_Bibliografía" style:display-name="Referencias y Bibliografía" style:family="paragraph" style:parent-style-name="Standard" style:default-outline-level="">
      <style:paragraph-properties fo:margin-left="0cm" fo:margin-right="0cm" fo:margin-top="0cm" fo:margin-bottom="0.212cm" loext:contextual-spacing="false" fo:line-height="100%" fo:text-indent="-0.63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asian="F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38:50.013812337</meta:creation-date>
    <dc:date>2019-06-10T23:33:31.636161615</dc:date>
    <meta:editing-duration>PT12M10S</meta:editing-duration>
    <meta:editing-cycles>8</meta:editing-cycles>
    <meta:generator>LibreOffice/6.2.4.2.0$Linux_X86_64 LibreOffice_project/20$Build-2</meta:generator>
    <dc:title>Memoria Práctica 2</dc:title>
    <dc:creator>David Cristóbal Pascual</dc:creator>
    <meta:document-statistic meta:table-count="0" meta:image-count="0" meta:object-count="0" meta:page-count="8" meta:paragraph-count="152" meta:word-count="784" meta:character-count="5522" meta:non-whitespace-character-count="4887"/>
  </office:meta>
</office:document-meta>
</file>